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9.63pt" svg:height="314.73pt" svg:x="152.99pt" svg:y="36.14pt">
            <draw:object draw:notify-on-update-of-ranges="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gmentos</text:p>
          </table:table-cell>
          <table:table-cell office:value-type="string" calcext:value-type="string">
            <text:p>posibles figura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2:11:49.411477014</meta:creation-date>
    <dc:date>2020-09-21T12:51:36.375926522</dc:date>
    <meta:editing-duration>PT9M15S</meta:editing-duration>
    <meta:editing-cycles>2</meta:editing-cycles>
    <meta:generator>LibreOffice/6.0.7.3$Linux_X86_64 LibreOffice_project/00m0$Build-3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85cm" svg:height="11.104cm" xlink:href=".." xlink:type="simple" chart:class="chart:line" chart:style-name="ch1">
        <chart:legend chart:legend-position="end" svg:x="14.933cm" svg:y="5.253cm" style:legend-expansion="high" chart:style-name="ch2"/>
        <chart:plot-area chart:style-name="ch3" table:cell-range-address="Sheet1.B1:Sheet1.B10" chart:data-source-has-labels="row" svg:x="1.384cm" svg:y="0.222cm" svg:width="13.176cm" svg:height="9.679cm">
          <chartooo:coordinate-region svg:x="2.005cm" svg:y="0.421cm" svg:width="12.461cm" svg:height="8.833cm"/>
          <chart:axis chart:dimension="x" chart:name="primary-x" chart:style-name="ch4">
            <chart:title svg:x="6.261cm" svg:y="10.123cm" chart:style-name="ch5">
              <text:p>Numero de fragmentos</text:p>
            </chart:title>
          </chart:axis>
          <chart:axis chart:dimension="y" chart:name="primary-y" chart:style-name="ch4">
            <chart:title svg:x="0.451cm" svg:y="6.309cm" chart:style-name="ch6">
              <text:p>Figuras posibles</text:p>
            </chart:title>
            <chart:grid chart:style-name="ch7" chart:class="major"/>
          </chart:axis>
          <chart:series chart:style-name="ch8" chart:values-cell-range-address="Sheet1.B2:Sheet1.B10" chart:label-cell-address="Sheet1.B1:Sheet1.B1" chart:class="chart:line">
            <chart:data-point chart:repeated="3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bles figura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